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f9b17" officeooo:paragraph-rsid="000f9b17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f9b17" officeooo:paragraph-rsid="000f9b17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f9b17" officeooo:paragraph-rsid="000f9b17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7d107" officeooo:paragraph-rsid="0017d107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afb17" officeooo:paragraph-rsid="001afb17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f9b17" officeooo:paragraph-rsid="000f9b17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03bd8" officeooo:paragraph-rsid="00103bd8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090da" officeooo:paragraph-rsid="001090da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3fb59" officeooo:paragraph-rsid="0013fb59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7d107" officeooo:paragraph-rsid="0017d107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9a90f" officeooo:paragraph-rsid="0019a90f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a3a9f" officeooo:paragraph-rsid="001a3a9f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b23a8" officeooo:paragraph-rsid="001b23a8"/>
    </style:style>
    <style:style style:name="P14" style:family="paragraph" style:parent-style-name="Standard">
      <style:paragraph-properties fo:text-align="start" style:justify-single-word="false"/>
      <style:text-properties officeooo:paragraph-rsid="00103bd8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none" officeooo:rsid="000f9b17"/>
    </style:style>
    <style:style style:name="T3" style:family="text">
      <style:text-properties style:font-name="Arial" style:text-underline-style="none" officeooo:rsid="00103bd8"/>
    </style:style>
    <style:style style:name="T4" style:family="text">
      <style:text-properties officeooo:rsid="001261a4"/>
    </style:style>
    <style:style style:name="T5" style:family="text">
      <style:text-properties officeooo:rsid="0013fb59"/>
    </style:style>
    <style:style style:name="T6" style:family="text">
      <style:text-properties officeooo:rsid="00151a5f"/>
    </style:style>
    <style:style style:name="T7" style:family="text">
      <style:text-properties officeooo:rsid="0019a90f"/>
    </style:style>
    <style:style style:name="T8" style:family="text">
      <style:text-properties officeooo:rsid="001a3a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it</text:p>
      <text:p text:style-name="P1">TD2</text:p>
      <text:p text:style-name="P2"/>
      <text:p text:style-name="P3"/>
      <text:p text:style-name="P3">Activité 1 :</text:p>
      <text:p text:style-name="P3"/>
      <text:p text:style-name="P14"><text:span text:style-name="T2">1) Le conseil de prud’hommes de Roubaix (sinon Tourcoing si télétravail) , </text:span><text:span text:style-name="T3">si litige &gt; 10000</text:span><text:span text:style-name="T1">€</text:span><text:span text:style-name="T3"> <text:s/>alors appel possible sinon rien.</text:span></text:p>
      <text:p text:style-name="P6"/>
      <text:p text:style-name="P7">2) Tribunal judiciaire (TI) de Paris</text:p>
      <text:p text:style-name="P7"/>
      <text:p text:style-name="P8">3) Tribunal de commerce ou tribunal judiciaire(TI) (il a le choix) de Pau/<text:span text:style-name="T4">Poitiers</text:span></text:p>
      <text:p text:style-name="P8"/>
      <text:p text:style-name="P8">4) Tribunal judiciaire (TI) , <text:span text:style-name="T5">du </text:span>domicile <text:span text:style-name="T5">du producteur</text:span></text:p>
      <text:p text:style-name="P8"/>
      <text:p text:style-name="P8">5) Tribunal judiciaire(TGI) de Montbéliard</text:p>
      <text:p text:style-name="P8"/>
      <text:p text:style-name="P8">6) <text:span text:style-name="T5">Tribunal judiciaire(TGI, </text:span><text:span text:style-name="T6">(Affaires familiales)</text:span><text:span text:style-name="T5">) de </text:span><text:span text:style-name="T6">Sens , appel possible</text:span></text:p>
      <text:p text:style-name="P8"/>
      <text:p text:style-name="P9">7) Tribunal judiciaire(TGI) de Marseille, <text:span text:style-name="T6">appel possible</text:span></text:p>
      <text:p text:style-name="P9"/>
      <text:p text:style-name="P9">8) Tribunal judiciaire(TGI) de Toulouse</text:p>
      <text:p text:style-name="P9"/>
      <text:p text:style-name="P9"/>
      <text:p text:style-name="P4">Activité 2 :</text:p>
      <text:p text:style-name="P10">1) b</text:p>
      <text:p text:style-name="P10"/>
      <text:p text:style-name="P10">2) b</text:p>
      <text:p text:style-name="P10"/>
      <text:p text:style-name="P10">3) b,c</text:p>
      <text:p text:style-name="P10"/>
      <text:p text:style-name="P10">4) <text:span text:style-name="T7">a</text:span>,c</text:p>
      <text:p text:style-name="P10"/>
      <text:p text:style-name="P10">5) a,c</text:p>
      <text:p text:style-name="P10"/>
      <text:p text:style-name="P10">6) a,b</text:p>
      <text:p text:style-name="P10"/>
      <text:p text:style-name="P10">7) a,c</text:p>
      <text:p text:style-name="P10"/>
      <text:p text:style-name="P10">8) b,<text:span text:style-name="T7">c </text:span></text:p>
      <text:p text:style-name="P10"/>
      <text:p text:style-name="P10">9) c</text:p>
      <text:p text:style-name="P10"/>
      <text:p text:style-name="P10">10) a,c</text:p>
      <text:p text:style-name="P10"/>
      <text:p text:style-name="P10">11) a,c</text:p>
      <text:p text:style-name="P10"/>
      <text:p text:style-name="P10">12) b,c</text:p>
      <text:p text:style-name="P10"/>
      <text:p text:style-name="P10">13) <text:span text:style-name="T7">b,</text:span>c</text:p>
      <text:p text:style-name="P10"/>
      <text:p text:style-name="P10">14) b,<text:span text:style-name="T7">c</text:span></text:p>
      <text:p text:style-name="P11"><text:soft-page-break/>15) a,c</text:p>
      <text:p text:style-name="P11"/>
      <text:p text:style-name="P11">16) a</text:p>
      <text:p text:style-name="P11"/>
      <text:p text:style-name="P11">17) b,c</text:p>
      <text:p text:style-name="P11"/>
      <text:p text:style-name="P11">18) <text:span text:style-name="T8">a,c</text:span></text:p>
      <text:p text:style-name="P11"/>
      <text:p text:style-name="P11">19) <text:span text:style-name="T8">b</text:span></text:p>
      <text:p text:style-name="P11"/>
      <text:p text:style-name="P11">20) <text:span text:style-name="T8">b</text:span></text:p>
      <text:p text:style-name="P11"/>
      <text:p text:style-name="P12">21) b</text:p>
      <text:p text:style-name="P12"/>
      <text:p text:style-name="P12">22) a</text:p>
      <text:p text:style-name="P12"/>
      <text:p text:style-name="P12">23) b</text:p>
      <text:p text:style-name="P12"/>
      <text:p text:style-name="P12">24) c</text:p>
      <text:p text:style-name="P12"/>
      <text:p text:style-name="P12">25) a,c</text:p>
      <text:p text:style-name="P12"/>
      <text:p text:style-name="P12">26) b,d</text:p>
      <text:p text:style-name="P12"/>
      <text:p text:style-name="P12">27) c</text:p>
      <text:p text:style-name="P12"/>
      <text:p text:style-name="P12">28) c</text:p>
      <text:p text:style-name="P12"/>
      <text:p text:style-name="P12">29) a</text:p>
      <text:p text:style-name="P12"/>
      <text:p text:style-name="P12">30) a</text:p>
      <text:p text:style-name="P12"/>
      <text:p text:style-name="P12"/>
      <text:p text:style-name="P5">Activité 3 :</text:p>
      <text:p text:style-name="P5"/>
      <text:p text:style-name="P13">1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55:34.913762814</meta:creation-date>
    <dc:date>2023-03-27T17:55:53.232211685</dc:date>
    <meta:editing-duration>PT1H13S</meta:editing-duration>
    <meta:editing-cycles>11</meta:editing-cycles>
    <meta:generator>LibreOffice/7.4.6.2$Linux_X86_64 LibreOffice_project/40$Build-2</meta:generator>
    <meta:document-statistic meta:table-count="0" meta:image-count="0" meta:object-count="0" meta:page-count="2" meta:paragraph-count="44" meta:word-count="148" meta:character-count="733" meta:non-whitespace-character-count="626"/>
  </office:meta>
</office:document-meta>
</file>